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76.02mm"/>
    </style:style>
    <style:style style:name="co4" style:family="table-column">
      <style:table-column-properties fo:break-before="auto" style:column-width="109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f5f5f" fo:border-left="0.06pt solid #000000" fo:border-right="0.06pt solid #000000" fo:border-top="0.06pt solid #000000"/>
      <style:text-properties fo:color="#ffffff"/>
    </style:style>
    <style:style style:name="ce2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9f5f5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9f5f5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ackground-color="#dddddd"/>
    </style:style>
    <style:style style:name="T1" style:family="text">
      <style:text-properties fo:color="#ff0000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Contrôl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éponse + Service</text:p>
          </table:table-cell>
        </table:table-row>
        <table:table-row table:style-name="ro1">
          <table:table-cell table:style-name="ce2" office:value-type="string" calcext:value-type="string">
            <text:p>Quel est son but ? </text:p>
          </table:table-cell>
          <table:table-cell table:style-name="ce2" office:value-type="string" calcext:value-type="string">
            <text:p>Bouton / form / …</text:p>
          </table:table-cell>
          <table:table-cell table:style-name="ce2" office:value-type="string" calcext:value-type="string">
            <text:p>clic, temps, …</text:p>
          </table:table-cell>
          <table:table-cell table:style-name="ce2" office:value-type="string" calcext:value-type="string">
            <text:p>description du service + réponse du service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accueil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e connecter</text:p>
          </table:table-cell>
          <table:table-cell office:value-type="string" calcext:value-type="string">
            <text:p>Bouton log in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 : Redirection vers le tableau de bord personnalisé si ok, </text:p>
            <text:p>Pop-up id incorrecte sinon</text:p>
            <text:p>Service : Client ConnexionClient(String id, String mdp) </text:p>
          </table:table-cell>
        </table:table-row>
        <table:table-row table:style-name="ro1">
          <table:table-cell office:value-type="string" calcext:value-type="string">
            <text:p>S’inscrire</text:p>
          </table:table-cell>
          <table:table-cell office:value-type="string" calcext:value-type="string">
            <text:p>lien vers la page sign in</text:p>
          </table:table-cell>
          <table:table-cell office:value-type="string" calcext:value-type="string">
            <text:p>clic sur le lien</text:p>
          </table:table-cell>
          <table:table-cell office:value-type="string" calcext:value-type="string">
            <text:p>Réponse : Redirection vers la page sign in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sign in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Envoyer les informations d’inscription</text:p>
          </table:table-cell>
          <table:table-cell office:value-type="string" calcext:value-type="string">
            <text:p>Bouton Valider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 Redirection vers la page de confirmation si tout les champs sont correctes</text:p>
            <text:p>Pop-up sinon</text:p>
            <text:p>Service : <text:span text:style-name="T1">XXXX</text:span> InscriptionClient(Client c) 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Confirmatio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e connecter</text:p>
          </table:table-cell>
          <table:table-cell office:value-type="string" calcext:value-type="string">
            <text:p>lien vers la page log in</text:p>
          </table:table-cell>
          <table:table-cell table:number-columns-repeated="2" office:value-type="string" calcext:value-type="string">
            <text:p>clic sur le lien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Tableau de bord Client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 </text:p>
            <text:p>Remplir l’historique avec l’historique client</text:p>
            <text:p>Service : <text:span text:style-name="T2">ListeVoyance GetHistorique (Client c)</text:span></text:p>
          </table:table-cell>
        </table:table-row>
        <table:table-row table:style-name="ro3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</text:p>
            <text:p>Remplir le profil avec les informations client</text:p>
          </table:table-cell>
        </table:table-row>
        <table:table-row table:style-name="ro2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 </text:p>
            <text:p>Remplir la liste des médiums avec tout les médiums</text:p>
            <text:p>ListeMedium RechercherMedium<text:span text:style-name="T1">(XXXXXXXX)</text:span></text:p>
          </table:table-cell>
        </table:table-row>
        <table:table-row table:style-name="ro3">
          <table:table-cell office:value-type="string" calcext:value-type="string">
            <text:p>Afficher une liste de médium en fonction de critères</text:p>
          </table:table-cell>
          <table:table-cell office:value-type="string" calcext:value-type="string">
            <text:p>cases critères</text:p>
          </table:table-cell>
          <table:table-cell office:value-type="string" calcext:value-type="string">
            <text:p>clic sur une case et au chargement de la page</text:p>
          </table:table-cell>
          <table:table-cell office:value-type="string" calcext:value-type="string">
            <text:p>Réponse : affichage des différents médiums et leurs infos</text:p>
            <text:p>Service : ListeMedium RechercherMediums<text:span text:style-name="T1">(XXXXXXX)</text:span></text:p>
          </table:table-cell>
        </table:table-row>
        <table:table-row table:style-name="ro4">
          <table:table-cell office:value-type="string" calcext:value-type="string">
            <text:p>demander une voyance</text:p>
          </table:table-cell>
          <table:table-cell office:value-type="string" calcext:value-type="string">
            <text:p>bouton demander voyance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</text:p>
            <text:p>Pop up d’info si déjà une voyance en cours où en attente</text:p>
            <text:p>Sinon ajout en haut de l’historique d’une voyance en attente</text:p>
            <text:p>Service : Medium DemanderVoyance(Client c)</text:p>
          </table:table-cell>
        </table:table-row>
        <table:table-row table:style-name="ro3">
          <table:table-cell office:value-type="string" calcext:value-type="string">
            <text:p>accéder au chat</text:p>
          </table:table-cell>
          <table:table-cell office:value-type="string" calcext:value-type="string">
            <text:p>bouton démarrer / continuer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 ouvre le chat avec le médium</text:p>
            <text:p>Service : <text:span text:style-name="T1">XXXXXXXXXXXXX</text:span>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ableau de bord Employé : onglet voyance</text:p>
          </table:table-cell>
          <table:covered-table-cell table:number-columns-repeated="3" table:style-name="ce7"/>
        </table:table-row>
        <table:table-row table:style-name="ro2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</text:p>
            <text:p>Remplir les infos de la voyance en cours</text:p>
            <text:p>Voyance GetVoyance(Employe e)</text:p>
          </table:table-cell>
        </table:table-row>
        <table:table-row table:style-name="ro2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</text:p>
            <text:p>Remplir les infos client s’il y a une voyance en cours</text:p>
            <text:p>Client TrouverClientParVoyance(Voyance v)</text:p>
          </table:table-cell>
        </table:table-row>
        <table:table-row table:style-name="ro5">
          <table:table-cell table:style-name="Default" office:value-type="string" calcext:value-type="string">
            <text:p>Générer des prédictions personnalisées</text:p>
          </table:table-cell>
          <table:table-cell table:style-name="Default" office:value-type="string" calcext:value-type="string">
            <text:p>Bouton Générer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<text:span text:style-name="T1">XXXXXXXXXXXXX</text:span></text:p>
            <text:p><text:span text:style-name="T2">Service</text:span><text:span text:style-name="T1"> : XXXXXXXXXXXXX</text:span></text:p>
          </table:table-cell>
        </table:table-row>
        <table:table-row table:style-name="ro3">
          <table:table-cell table:style-name="Default" office:value-type="string" calcext:value-type="string">
            <text:p>Ouvrir le chat</text:p>
          </table:table-cell>
          <table:table-cell table:style-name="Default" office:value-type="string" calcext:value-type="string">
            <text:p>bouton démarrer/continuer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ouvre le chat avec le client</text:p>
            <text:p> Service : XXXXXXXXXXXXX</text:p>
          </table:table-cell>
        </table:table-row>
        <table:table-row table:style-name="ro3">
          <table:table-cell table:style-name="Default" office:value-type="string" calcext:value-type="string">
            <text:p>Mettre fin à la voyance</text:p>
          </table:table-cell>
          <table:table-cell table:style-name="Default" office:value-type="string" calcext:value-type="string">
            <text:p>bouton fin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Actualiser la page avec la voyance suivante</text:p>
            <text:p>Service : TerminerVoyance</text:p>
          </table:table-cell>
        </table:table-row>
        <table:table-row table:style-name="ro1">
          <table:table-cell table:style-name="Default" office:value-type="string" calcext:value-type="string">
            <text:p>Voir historique client (version employée)</text:p>
          </table:table-cell>
          <table:table-cell table:style-name="Default" office:value-type="string" calcext:value-type="string">
            <text:p>lien voir historique</text:p>
          </table:table-cell>
          <table:table-cell table:style-name="Default" office:value-type="string" calcext:value-type="string">
            <text:p>clic sur le lien</text:p>
          </table:table-cell>
          <table:table-cell table:style-name="Default" office:value-type="string" calcext:value-type="string">
            <text:p>Réponse : Pop up historique client</text:p>
          </table:table-cell>
        </table:table-row>
        <table:table-row table:style-name="ro3">
          <table:table-cell table:style-name="Default" office:value-type="string" calcext:value-type="string">
            <text:p>Afficher les infos employés</text:p>
          </table:table-cell>
          <table:table-cell table:style-name="Default" office:value-type="string" calcext:value-type="string">
            <text:p>lien voir profil</text:p>
          </table:table-cell>
          <table:table-cell table:style-name="Default" office:value-type="string" calcext:value-type="string">
            <text:p>clic sur le lien</text:p>
          </table:table-cell>
          <table:table-cell table:style-name="Default" office:value-type="string" calcext:value-type="string">
            <text:p>Réponse : Pop up profil client</text:p>
            <text:p>Service : <text:span text:style-name="T2">ListeVoyance GetHistorique (Client c)</text:span>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ableau de bord Employé : onglet stats</text:p>
          </table:table-cell>
          <table:covered-table-cell table:number-columns-repeated="3" table:style-name="Default"/>
        </table:table-row>
        <table:table-row table:style-name="ro3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Remplir les graph</text:p>
            <text:p>Service : <text:span text:style-name="T1">XXXXXXXXX </text:span><text:span text:style-name="T2">GetStats(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21:17.196000000</meta:creation-date>
    <dc:date>2018-03-12T15:41:41.597000000</dc:date>
    <meta:editing-duration>PT37M55S</meta:editing-duration>
    <meta:editing-cycles>9</meta:editing-cycles>
    <meta:generator>LibreOffice/5.3.7.2$Windows_X86_64 LibreOffice_project/6b8ed514a9f8b44d37a1b96673cbbdd077e24059</meta:generator>
    <meta:document-statistic meta:table-count="1" meta:cell-count="74" meta:object-count="0"/>
  </office:meta>
</office:document-meta>
</file>